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9.2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635cm" svg:y="0.635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635cm" svg:y1="2.54cm" svg:x2="0.635cm" svg:y2="13.335cm">
          <text:p text:style-name="P4"/>
        </draw:line>
        <draw:frame draw:style-name="gr3" draw:text-style-name="P5" draw:layer="layout" svg:width="6.35cm" svg:height="9.731cm" svg:x="0.635cm" svg:y="3.175cm">
          <draw:text-box>
            <text:p text:style-name="P4"><text:span text:style-name="T2">= \= == \== &lt;&gt; &gt;&lt;</text:span></text:p>
            <text:p text:style-name="P4"><text:span text:style-name="T2">baseClass</text:span></text:p>
            <text:p text:style-name="P4"><text:span text:style-name="T2">defaultName</text:span></text:p>
            <text:p text:style-name="P4"><text:span text:style-name="T2">define</text:span></text:p>
            <text:p text:style-name="P4"><text:span text:style-name="T2">delete</text:span></text:p>
            <text:p text:style-name="P4"><text:span text:style-name="T2">enhanced</text:span></text:p>
            <text:p text:style-name="P4"><text:span text:style-name="T2">id</text:span></text:p>
            <text:p text:style-name="P4"><text:span text:style-name="T2">inherit</text:span></text:p>
            <text:p text:style-name="P4"><text:span text:style-name="T2">isSubclassOf</text:span></text:p>
            <text:p text:style-name="P4"><text:span text:style-name="T2">metaClass</text:span></text:p>
            <text:p text:style-name="P4"><text:span text:style-name="T2">method</text:span></text:p>
            <text:p text:style-name="P4"><text:span text:style-name="T2">methods</text:span></text:p>
            <text:p text:style-name="P4"><text:span text:style-name="T2">mixinClass</text:span></text:p>
            <text:p text:style-name="P4"><text:span text:style-name="T2">new</text:span></text:p>
            <text:p text:style-name="P4"><text:span text:style-name="T2">queryMixinClass</text:span></text:p>
            <text:p text:style-name="P4"><text:span text:style-name="T2">subClass</text:span></text:p>
            <text:p text:style-name="P4"><text:span text:style-name="T2">subClasses</text:span></text:p>
            <text:p text:style-name="P4"><text:span text:style-name="T2">superClass</text:span></text:p>
            <text:p text:style-name="P4"><text:span text:style-name="T2">superClasses</text:span></text:p>
            <text:p text:style-name="P4"><text:span text:style-name="T2">unInherit</text:span></text:p>
          </draw:text-box>
        </draw:frame>
        <draw:line draw:style-name="gr2" draw:text-style-name="P3" draw:layer="layout" svg:x1="6.985cm" svg:y1="13.335cm" svg:x2="0.635cm" svg:y2="13.335cm">
          <text:p text:style-name="P4"/>
        </draw:line>
        <draw:custom-shape draw:style-name="gr1" draw:text-style-name="P2" draw:layer="layout" svg:width="6.35cm" svg:height="0.635cm" svg:x="0.635cm" svg:y="1.905cm">
          <text:p text:style-name="P1"><text:span text:style-name="T1">Class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1cm" svg:y1="1.27cm" svg:x2="3.81cm" svg:y2="1.905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lliam Ashley</meta:initial-creator>
    <meta:creation-date>2007-06-19T13:48:44</meta:creation-date>
    <dc:creator>William Ashley</dc:creator>
    <dc:date>2007-07-19T08:48:55</dc:date>
    <dc:language>en-US</dc:language>
    <meta:editing-cycles>8</meta:editing-cycles>
    <meta:editing-duration>PT23M46S</meta:editing-duration>
    <meta:user-defined meta:name="Info 1"/>
    <meta:user-defined meta:name="Info 2"/>
    <meta:user-defined meta:name="Info 3"/>
    <meta:user-defined meta:name="Info 4"/>
    <meta:document-statistic meta:object-count="6"/>
  </office:meta>
</office:document-meta>
</file>